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31cb4" officeooo:paragraph-rsid="00131cb4" style:font-size-asian="20pt" style:font-size-complex="20pt"/>
    </style:style>
    <style:style style:name="P2" style:family="paragraph" style:parent-style-name="Standard">
      <style:text-properties fo:font-size="20pt" officeooo:rsid="00131cb4" officeooo:paragraph-rsid="00135936" style:font-size-asian="20pt" style:font-size-complex="20pt"/>
    </style:style>
    <style:style style:name="P3" style:family="paragraph" style:parent-style-name="Standard">
      <style:text-properties fo:font-size="13pt" officeooo:rsid="00131cb4" officeooo:paragraph-rsid="00131cb4" style:font-size-asian="13pt" style:font-size-complex="13pt"/>
    </style:style>
    <style:style style:name="P4" style:family="paragraph" style:parent-style-name="Standard">
      <style:text-properties fo:font-size="13pt" officeooo:rsid="00131cb4" officeooo:paragraph-rsid="00135936" style:font-size-asian="13pt" style:font-size-complex="13pt"/>
    </style:style>
    <style:style style:name="P5" style:family="paragraph" style:parent-style-name="Standard">
      <style:text-properties fo:font-size="13pt" officeooo:rsid="00131cb4" officeooo:paragraph-rsid="00148621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148621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sperar Não É Para os Fracos</text:span> <text:s text:c="3"/><text:span text:style-name="T1">Andréa Fontes</text:span></text:p>
      <text:p text:style-name="P1"><text:s text:c="2"/></text:p>
      <text:p text:style-name="P3"/>
      <text:p text:style-name="P3">Não importa qual é o tempo da espera O importante é a certeza da resposta.</text:p>
      <text:p text:style-name="P3">Se ele diz que a porta vai se abrir, Pode ter certeza ele abre a porta.</text:p>
      <text:p text:style-name="P3">Confiar e esperar não é pros fracos Receber vitória também não,</text:p>
      <text:p text:style-name="P3">Então espera, então confia Deus traz bençãos em tua mãos.</text:p>
      <text:p text:style-name="P3"/>
      <text:p text:style-name="P3">Andam dizendo por ai Devemos mudar a nossa forma de falar</text:p>
      <text:p text:style-name="P3">Eu já ouvi dizer. Vamos falar de novos milagres</text:p>
      <text:p text:style-name="P3">Vamos contar novas histórias, pra ver o que vai acontecer.</text:p>
      <text:p text:style-name="P3"/>
      <text:p text:style-name="P3">Me disseram pra para de falar de abraão. Pois o seu filho entregou.</text:p>
      <text:p text:style-name="P3">Mas como eu faço isso? Mas como esqueço isso?Se até hoje ninguém usou a fé que abraão usou.</text:p>
      <text:p text:style-name="P3"/>
      <text:p text:style-name="P5">Mandaram parar de falar de moisés. Que tocou no mar </text:p>
      <text:p text:style-name="P5">e o mar abriu. Mas como eu faço isso? Mas como esqueço isso?</text:p>
      <text:p text:style-name="P3">Se até hoje ninguém usou a fé, de moisés.</text:p>
      <text:p text:style-name="P3"/>
      <text:p text:style-name="P3">Eu vou continuar falando deles. Eu vou continuar dizendo deles.</text:p>
      <text:p text:style-name="P3"/>
      <text:p text:style-name="P3">Eu nunca vi, alguém assim Com a fé de abraão. Que entregou seu filho Filho que nele tinha uma grande admiração.</text:p>
      <text:p text:style-name="P5"/>
      <text:p text:style-name="P5">Eu nunca vi, um Deus assim Que entregou seu filh<text:span text:style-name="T3">o </text:span>Jesus numa cruz pra morrer. Filho unigênito, filho primogênito Que pode se entregar</text:p>
      <text:p text:style-name="P5"/>
      <text:p text:style-name="P5"><text:span text:style-name="T2"/></text:p>
      <text:p text:style-name="P5"><text:span text:style-name="T2">Esperar Não É Para os Fracos</text:span><text:span text:style-name="T4"> <text:s text:c="3"/></text:span><text:span text:style-name="T1">Andréa Fontes</text:span></text:p>
      <text:p text:style-name="P2"><text:s text:c="2"/></text:p>
      <text:p text:style-name="P4"/>
      <text:p text:style-name="P4">Não importa qual é o tempo da espera O importante é a certeza da resposta.</text:p>
      <text:p text:style-name="P4">Se ele diz que a porta vai se abrir, Pode ter certeza ele abre a porta.</text:p>
      <text:p text:style-name="P4">Confiar e esperar não é pros fracos Receber vitória também não,</text:p>
      <text:p text:style-name="P4">Então espera, então confia Deus traz bençãos em tua mãos.</text:p>
      <text:p text:style-name="P4"/>
      <text:p text:style-name="P4">Andam dizendo por ai Devemos mudar a nossa forma de falar</text:p>
      <text:p text:style-name="P4">Eu já ouvi dizer. Vamos falar de novos milagres</text:p>
      <text:p text:style-name="P4">Vamos contar novas histórias, pra ver o que vai acontecer.</text:p>
      <text:p text:style-name="P4"/>
      <text:p text:style-name="P4">Me disseram pra para de falar de abraão. Pois o seu filho entregou.</text:p>
      <text:p text:style-name="P4">Mas como eu faço isso? Mas como esqueço isso?</text:p>
      <text:p text:style-name="P4">Se até hoje ninguém usou a fé que abraão usou.</text:p>
      <text:p text:style-name="P4"/>
      <text:p text:style-name="P4">Mandaram parar de falar de moisés. Que tocou no mar e o mar abriu.</text:p>
      <text:p text:style-name="P4">Mas como eu faço isso? Mas como esqueço isso?</text:p>
      <text:p text:style-name="P4">Se até hoje ninguém usou a fé, de moisés.</text:p>
      <text:p text:style-name="P4"/>
      <text:p text:style-name="P4">Eu vou continuar falando deles. Eu vou continuar dizendo deles.</text:p>
      <text:p text:style-name="P4"/>
      <text:p text:style-name="P4">Eu nunca vi, alguém assim Com a fé de abraão.</text:p>
      <text:p text:style-name="P4">Que entregou seu filho Filho que nele tinha uma grande admiração.</text:p>
      <text:p text:style-name="P4"/>
      <text:p text:style-name="P4">Eu nunca vi, um Deus assim Que entregou seu filho Jesus numa cruz pra morrer. Filho unigênito, filho primogênito Que pode se entreg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649cm" style:type="center"/>
          <style:tab-stop style:position="27.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217cm" fo:margin-right="1.184cm" style:writing-mode="lr-tb" draw:fill-image-width="0cm" draw:fill-image-height="0cm" style:footnote-max-height="0cm">
        <style:columns fo:column-count="2" fo:column-gap="0cm">
          <style:column style:rel-width="7738*" fo:start-indent="0cm" fo:end-indent="0cm"/>
          <style:column style:rel-width="773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23:11:05.255836394</meta:creation-date>
    <dc:date>2016-08-24T23:42:16.513775254</dc:date>
    <meta:editing-duration>PT32S</meta:editing-duration>
    <meta:editing-cycles>1</meta:editing-cycles>
    <meta:document-statistic meta:table-count="0" meta:image-count="0" meta:object-count="0" meta:page-count="1" meta:paragraph-count="36" meta:word-count="415" meta:character-count="2183" meta:non-whitespace-character-count="1791"/>
    <meta:generator>LibreOffice/5.1.4.2$Linux_X86_64 LibreOffice_project/10m0$Build-2</meta:generator>
  </office:meta>
</office:document-meta>
</file>